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we hebben een nieuwe week opgestart.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we kunnen nu van scene veranderen met de enter knop.</text:p>
          </table:table-cell>
          <table:table-cell table:formula="of:=[.D9]-[.C9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we kunnen met de B knop terug naar de startScen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we hebben de LoadScene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10M00S">
            <text:p>10:10</text:p>
          </table:table-cell>
          <table:table-cell office:value-type="float" office:value="5">
            <text:p>5</text:p>
          </table:table-cell>
          <table:table-cell office:value-type="string">
            <text:p>we hebben de ScoresScene gemaakt</text:p>
          </table:table-cell>
          <table:table-cell table:formula="of:=[.D12]-[.C12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1H25M00S">
            <text:p>01: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0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56M41S</meta:editing-duration>
    <meta:editing-cycles>26</meta:editing-cycles>
    <meta:generator>OpenOffice/4.0.1$Win32 OpenOffice.org_project/401m5$Build-9714</meta:generator>
    <dc:date>2013-12-16T10:10:24.45</dc:date>
    <dc:creator>Erwin van Tilburg</dc:creator>
    <meta:document-statistic meta:table-count="4" meta:cell-count="428" meta:object-count="0"/>
    <meta:user-defined meta:name="Info 1"/>
    <meta:user-defined meta:name="Info 2"/>
    <meta:user-defined meta:name="Info 3"/>
    <meta:user-defined meta:name="Info 4"/>
  </office:meta>
</office:document-meta>
</file>